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 svg:font-family="'Liberation Sans'"/>
    <style:font-face style:name="Liberation Serif" svg:font-family="'Liberation Serif'"/>
    <style:font-face style:name="sans-serif" svg:font-family="sans-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288cm" fo:margin-left="0cm" table:align="left" style:may-break-between-rows="true" style:writing-mode="lr-tb"/>
    </style:style>
    <style:style style:name="Table1.A" style:family="table-column">
      <style:table-column-properties style:column-width="3.704cm"/>
    </style:style>
    <style:style style:name="Table1.B" style:family="table-column">
      <style:table-column-properties style:column-width="2.252cm"/>
    </style:style>
    <style:style style:name="Table1.C" style:family="table-column">
      <style:table-column-properties style:column-width="2.859cm"/>
    </style:style>
    <style:style style:name="Table1.D" style:family="table-column">
      <style:table-column-properties style:column-width="2.806cm"/>
    </style:style>
    <style:style style:name="Table1.E" style:family="table-column">
      <style:table-column-properties style:column-width="2.833cm"/>
    </style:style>
    <style:style style:name="Table1.A1" style:family="table-cell">
      <style:table-cell-properties fo:background-color="#ffffff" fo:padding-left="0.095cm" fo:padding-right="0.095cm" fo:padding-top="0cm" fo:padding-bottom="0cm" fo:border="0.05pt solid #000000" fo:vertical-align="top">
        <style:background-image/>
      </style:table-cell-properties>
    </style:style>
    <style:style style:name="Table1.4" style:family="table-row">
      <style:table-row-properties style:min-row-height="0.503cm"/>
    </style:style>
    <style:style style:name="Table1.6" style:family="table-row">
      <style:table-row-properties style:min-row-height="0.529cm"/>
    </style:style>
    <style:style style:name="Table1.7" style:family="table-row">
      <style:table-row-properties style:min-row-height="0.476cm"/>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sans-serif" fo:font-size="12pt" fo:font-weight="normal" fo:background-color="transparent" style:font-name-asian="sans-serif" style:font-name-complex="sans-serif"/>
    </style:style>
    <style:style style:name="P5" style:family="paragraph" style:parent-style-name="Standard">
      <style:paragraph-properties fo:line-height="100%" fo:text-align="start" style:justify-single-word="false"/>
      <style:text-properties style:use-window-font-color="true" style:font-name="Liberation Sans" fo:font-size="10pt" fo:font-weight="normal" fo:background-color="transparent" style:font-name-asian="Liberation Sans" style:font-name-complex="Liberation Sans"/>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fo:color="#ff0000" style:font-name="Calibri1" fo:font-size="11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fo:color="#9b00d3" style:font-name="Calibri1" fo:font-size="11pt" fo:font-weight="normal" fo:background-color="transparent" style:font-name-asian="Calibri1" style:font-name-complex="Calibri1"/>
    </style:style>
    <style:style style:name="T1" style:family="text">
      <style:text-properties style:use-window-font-color="true" style:font-name="Calibri1"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name-complex="Calibri1"/>
    </style:style>
    <style:style style:name="T2" style:family="text">
      <style:text-properties style:use-window-font-color="true" style:font-name="Calibri1" fo:font-size="11pt" fo:font-weight="normal" fo:background-color="transparent" loext:char-shading-value="0" style:font-name-asian="Calibri1" style:font-name-complex="Calibri1"/>
    </style:style>
    <style:style style:name="T3"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4" style:family="text">
      <style:text-properties style:use-window-font-color="true" style:font-name="Liberation Serif" fo:font-size="12pt" fo:font-style="italic" fo:font-weight="normal" fo:background-color="transparent" loext:char-shading-value="0" style:font-name-asian="Liberation Serif" style:font-name-complex="Liberation Serif"/>
    </style:style>
    <style:style style:name="T5"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7" style:family="text">
      <style:text-properties fo:color="#ff0000" style:font-name="Calibri1" fo:font-size="11pt" fo:font-weight="normal" fo:background-color="transparent" loext:char-shading-value="0" style:font-name-asian="Calibri1" style:font-name-complex="Calibri1"/>
    </style:style>
    <style:style style:name="T8" style:family="text">
      <style:text-properties fo:color="#9b00d3" style:font-name="Calibri1" fo:font-size="11pt" fo:font-weight="normal" fo:background-color="transparent" loext:char-shading-value="0" style:font-name-asian="Calibri1" style:font-name-complex="Calibri1"/>
    </style:style>
    <style:style style:name="T9" style:family="text">
      <style:text-properties fo:color="#9b00d3"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2">Research Topic</text:p>
          </table:table-cell>
          <table:table-cell table:style-name="Table1.A1" office:value-type="string">
            <text:p text:style-name="P2">Data</text:p>
          </table:table-cell>
          <table:table-cell table:style-name="Table1.A1" office:value-type="string">
            <text:p text:style-name="P2">Technique</text:p>
          </table:table-cell>
          <table:table-cell table:style-name="Table1.A1" office:value-type="string">
            <text:p text:style-name="P2">Link</text:p>
          </table:table-cell>
          <table:table-cell table:style-name="Table1.A1" office:value-type="string">
            <text:p text:style-name="P2">Citations</text:p>
          </table:table-cell>
          <table:table-cell table:style-name="Table1.A1" office:value-type="string">
            <text:p text:style-name="P2">Comments</text:p>
          </table:table-cell>
        </table:table-row>
        <table:table-row>
          <table:table-cell table:style-name="Table1.A1" office:value-type="string">
            <text:p text:style-name="P4">semantic parsing and reasoning approach to automatically solvingmath word problems</text:p>
          </table:table-cell>
          <table:table-cell table:style-name="Table1.A1" office:value-type="string">
            <text:p text:style-name="P5">Word Problems: Custom made </text:p>
            <text:p text:style-name="P6"/>
          </table:table-cell>
          <table:table-cell table:style-name="Table1.A1" office:value-type="string">
            <text:p text:style-name="P3">Nearest Neighbour for classification. Developed a different ontology from scratch, a tree like representation so that machine understands problem.</text:p>
            <text:p text:style-name="P6"/>
          </table:table-cell>
          <table:table-cell table:style-name="Table1.A1" office:value-type="string">
            <text:p text:style-name="P1"><text:a xlink:type="simple" xlink:href="https://www.aclweb.org/anthology/D15-1135" text:style-name="Internet_20_link" text:visited-style-name="Visited_20_Internet_20_Link"><text:span text:style-name="T5">https://www.aclweb.org/anthology/D15-1135</text:span></text:a></text:p>
          </table:table-cell>
          <table:table-cell table:style-name="Table1.A1" office:value-type="string">
            <text:p text:style-name="P1"><text:span text:style-name="T3">Shi, Shuming, et al. "Automatically solving number word problems by semantic parsing and reasoning."</text:span><text:span text:style-name="T4">Proceedings of the 2015 Conference on Empirical Methods in Natural Language Processing</text:span><text:span text:style-name="T3">. 2015.</text:span></text:p>
          </table:table-cell>
          <table:table-cell table:style-name="Table1.A1" office:value-type="string">
            <text:p text:style-name="P6">Their language DOL is motivated by AMR and CCG(Logic)</text:p>
            <text:p text:style-name="P6">[1]</text:p>
          </table:table-cell>
        </table:table-row>
        <table:table-row>
          <table:table-cell table:style-name="Table1.A1" office:value-type="string">
            <text:p text:style-name="P7">Unsupervised recognition of interleaved activities of daily living through ontological and probabilistic reasoning</text:p>
          </table:table-cell>
          <table:table-cell table:style-name="Table1.A1" office:value-type="string">
            <text:p text:style-name="P6"/>
          </table:table-cell>
          <table:table-cell table:style-name="Table1.A1" office:value-type="string">
            <text:p text:style-name="P7">Unsupervised learning technique.</text:p>
            <text:p text:style-name="P6"/>
          </table:table-cell>
          <table:table-cell table:style-name="Table1.A1" office:value-type="string">
            <text:p text:style-name="P1"><text:a xlink:type="simple" xlink:href="https://dl.acm.org/citation.cfm?id=2971691" text:style-name="Internet_20_link" text:visited-style-name="Visited_20_Internet_20_Link"><text:span text:style-name="T6">https://dl.acm.org/citation.cfm?id=2971691</text:span></text:a></text:p>
          </table:table-cell>
          <table:table-cell table:style-name="Table1.A1" office:value-type="string">
            <text:p text:style-name="P7">Riboni, Daniele, et al. "Unsupervised recognition of interleaved activities of daily living through ontological and probabilistic reasoning." Proceedings of the 2016 ACM International Joint Conference on Pervasive and Ubiquitous Computing. ACM, 2016.</text:p>
          </table:table-cell>
          <table:table-cell table:style-name="Table1.A1" office:value-type="string">
            <text:p text:style-name="P7">Seems interesting. It prevents the risk of data theft involved and hence useful for nuclear domain</text:p>
            <text:p text:style-name="P7">[2]</text:p>
            <text:p text:style-name="P6"/>
            <text:p text:style-name="P1"><text:span text:style-name="T7">Doi: </text:span><text:a xlink:type="simple" xlink:href="https://doi.org/10.1145/2971648.2971691" text:style-name="Internet_20_link" text:visited-style-name="Visited_20_Internet_20_Link"><text:span text:style-name="T6">https://doi.org/10.1145/2971648.2971691</text:span></text:a></text:p>
          </table:table-cell>
        </table:table-row>
        <table:table-row table:style-name="Table1.4">
          <table:table-cell table:style-name="Table1.A1" office:value-type="string">
            <text:p text:style-name="P7">Semantic Reasoning for Context-Aware Internet of Things Applications</text:p>
          </table:table-cell>
          <table:table-cell table:style-name="Table1.A1" office:value-type="string">
            <text:p text:style-name="P7">IOT Data</text:p>
          </table:table-cell>
          <table:table-cell table:style-name="Table1.A1" office:value-type="string">
            <text:p text:style-name="P7">State of the art semantic techniques</text:p>
          </table:table-cell>
          <table:table-cell table:style-name="Table1.A1" office:value-type="string">
            <text:p text:style-name="P1"><text:a xlink:type="simple" xlink:href="https://ieeexplore.ieee.org/abstract/document/7505971/keywords#keywords" text:style-name="Internet_20_link" text:visited-style-name="Visited_20_Internet_20_Link"><text:span text:style-name="T6">https://ieeexplore.ieee.org/abstract/document/7505971/keywords#keywords</text:span></text:a></text:p>
          </table:table-cell>
          <table:table-cell table:style-name="Table1.A1" office:value-type="string">
            <text:p text:style-name="P7">Maarala, Altti Ilari, Xiang Su, and Jukka Riekki. "Semantic reasoning for context-aware Internet of Things applications.<text:soft-page-break/>" IEEE Internet of Things Journal 4.2 (2016): 461-473.</text:p>
          </table:table-cell>
          <table:table-cell table:style-name="Table1.A1" office:value-type="string">
            <text:p text:style-name="P7">[3]</text:p>
            <text:p text:style-name="P7">Doi: </text:p>
            <text:p text:style-name="P1"><text:a xlink:type="simple" xlink:href="https://doi.org/10.1109/JIOT.2016.2587060" text:style-name="Internet_20_link" text:visited-style-name="Visited_20_Internet_20_Link"><text:span text:style-name="T6">https://doi.org/10.1109/JIOT.2016.2587060</text:span></text:a></text:p>
          </table:table-cell>
        </table:table-row>
        <table:table-row>
          <table:table-cell table:style-name="Table1.A1" office:value-type="string">
            <text:p text:style-name="P6">A fuzzy-ontology-oriented case-based reasoning framework for semantic diabetes diagnosis</text:p>
          </table:table-cell>
          <table:table-cell table:style-name="Table1.A1" office:value-type="string">
            <text:p text:style-name="P6">medical datasets</text:p>
          </table:table-cell>
          <table:table-cell table:style-name="Table1.A1" office:value-type="string">
            <text:p text:style-name="P6">Novel OWL2 Fuzzy-ontology</text:p>
          </table:table-cell>
          <table:table-cell table:style-name="Table1.A1" office:value-type="string">
            <text:p text:style-name="P1"><text:a xlink:type="simple" xlink:href="https://www.sciencedirect.com/science/article/pii/S0933365715000925" text:style-name="Internet_20_link" text:visited-style-name="Visited_20_Internet_20_Link"><text:span text:style-name="T6">https://www.sciencedirect.com/science/article/pii/S0933365715000925</text:span></text:a></text:p>
          </table:table-cell>
          <table:table-cell table:style-name="Table1.A1" office:value-type="string">
            <text:p text:style-name="P6">El-Sappagh, Shaker, Mohammed Elmogy, and A. M. Riad. "A fuzzy-ontology-oriented case-based reasoning framework for semantic diabetes diagnosis." Artificial intelligence in medicine 65.3 (2015): 179-208.</text:p>
          </table:table-cell>
          <table:table-cell table:style-name="Table1.A1" office:value-type="string">
            <text:p text:style-name="P6">[4]</text:p>
          </table:table-cell>
        </table:table-row>
        <table:table-row table:style-name="Table1.6">
          <table:table-cell table:style-name="Table1.A1" office:value-type="string">
            <text:p text:style-name="P6">Enhancing ontological reasoning with uncertainty handling for activity recognition</text:p>
          </table:table-cell>
          <table:table-cell table:style-name="Table1.A1" office:value-type="string">
            <text:p text:style-name="P6">Internal datasets related to iot</text:p>
          </table:table-cell>
          <table:table-cell table:style-name="Table1.A1" office:value-type="string">
            <text:p text:style-name="P1"><text:span text:style-name="T2"><text:s/>The algorithm integrates OWL ontological reasoning mechanism with Dempster–Shafer theory of evidence to provide support for handling uncertainty in activity recognition</text:span></text:p>
            <text:p text:style-name="P6"/>
            <text:p text:style-name="P6">use of hidden markov model for dealing with uncertainity</text:p>
          </table:table-cell>
          <table:table-cell table:style-name="Table1.A1" office:value-type="string">
            <text:p text:style-name="P1"><text:a xlink:type="simple" xlink:href="https://reader.elsevier.com/reader/sd/pii/S0950705116303604?token=D6987DEC6BD83C6D35F5B998255F282ACC2A7FA8B4D3E1AEDB76DBB2E82E9A4A0B9E299DAF2FDB3E62D27722169F7D40" text:style-name="Internet_20_link" text:visited-style-name="Visited_20_Internet_20_Link"><text:span text:style-name="T6">https://reader.elsevier.com/reader/sd/pii/S0950705116303604?token=D6987DEC6BD83C6D35F5B998255F282ACC2A7FA8B4D3E1AEDB76DBB2E82E9A4A0B9E299DAF2FDB3E62D27722169F7D40</text:span></text:a></text:p>
          </table:table-cell>
          <table:table-cell table:style-name="Table1.A1" office:value-type="string">
            <text:p text:style-name="P6">Noor, Mohd Halim Mohd, et al. "Enhancing ontological reasoning with uncertainty handling for activity recognition." Knowledge-Based Systems 114 (2016): 47-60.</text:p>
          </table:table-cell>
          <table:table-cell table:style-name="Table1.A1" office:value-type="string">
            <text:p text:style-name="P6">[5]</text:p>
          </table:table-cell>
        </table:table-row>
        <table:table-row table:style-name="Table1.7">
          <table:table-cell table:style-name="Table1.A1" office:value-type="string">
            <text:p text:style-name="P8">Customer Perception Analysis Using Deep Learning and NLP</text:p>
          </table:table-cell>
          <table:table-cell table:style-name="Table1.A1" office:value-type="string">
            <text:p text:style-name="P8">curated dataset scraped from wikipedia, social networking sites, <text:soft-page-break/>self collected</text:p>
          </table:table-cell>
          <table:table-cell table:style-name="Table1.A1" office:value-type="string">
            <text:p text:style-name="P8">Use of unsuperwised learning for feature extraction, and ontology formation, using rnn for <text:soft-page-break/>prediction.</text:p>
            <text:p text:style-name="P8"/>
            <text:p text:style-name="P8">Aimed to learn not only the sentiment analysis, but the reasin of why the product is good or bad based on semantic analysis.</text:p>
            <text:p text:style-name="P8">"product to remain in the market": here the semantic meaning i.e. the product to remain relevant is considered. </text:p>
            <text:p text:style-name="P8"/>
          </table:table-cell>
          <table:table-cell table:style-name="Table1.A1" office:value-type="string">
            <text:p text:style-name="P1"><text:a xlink:type="simple" xlink:href="https://pdf.sciencedirectassets.com/280203/1-s2.0-S1877050918X00179/1-s2.0-S187705091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 text:style-name="Internet_20_link" text:visited-style-name="Visited_20_Internet_20_Link"><text:span text:style-name="T9">https://pdf.sciencedirectassets.com/280203/1-s2.0-S1877050918X00179/1-s2.0-S187705091</text:span></text:a><text:soft-page-break/><text:a xlink:type="simple" xlink:href="https://pdf.sciencedirectassets.com/280203/1-s2.0-S1877050918X00179/1-s2.0-S187705091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 text:style-name="Internet_20_link" text:visited-style-name="Visited_20_Internet_20_Link"><text:span text:style-name="T9">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text:span></text:a><text:soft-page-break/><text:a xlink:type="simple" xlink:href="https://pdf.sciencedirectassets.com/280203/1-s2.0-S1877050918X00179/1-s2.0-S187705091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 text:style-name="Internet_20_link" text:visited-style-name="Visited_20_Internet_20_Link"><text:span text:style-name="T9">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text:span></text:a><text:soft-page-break/><text:a xlink:type="simple" xlink:href="https://pdf.sciencedirectassets.com/280203/1-s2.0-S1877050918X00179/1-s2.0-S187705091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 text:style-name="Internet_20_link" text:visited-style-name="Visited_20_Internet_20_Link"><text:span text:style-name="T9">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text:span></text:a></text:p>
          </table:table-cell>
          <table:table-cell table:style-name="Table1.A1" office:value-type="string">
            <text:p text:style-name="P8">Ramaswamy, Sridhar, and Natalie DeClerck. "Customer Perception Analysis Using Deep <text:soft-page-break/>Learning and NLP." Procedia Computer Science 140 (2018): 170-178.</text:p>
          </table:table-cell>
          <table:table-cell table:style-name="Table1.A1" office:value-type="string">
            <text:p text:style-name="P8">Seemed to me a very interesting research paper. Would want to read it in detail. </text:p>
            <text:p text:style-name="P8">we can use <text:soft-page-break/>transfer learning, training our model on large corpus and fine tune it to our dataset.</text:p>
            <text:p text:style-name="P8">[6]</text:p>
          </table:table-cell>
        </table:table-row>
        <table:table-row table:style-name="Table1.7">
          <table:table-cell table:style-name="Table1.A1" office:value-type="string">
            <text:p text:style-name="P6">There are many research papers talking about doing Q/A using deep learning techniques. Some of them involve the MCQ answering of the question with the reason why they chose that answer.</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8">RECENT WORKS DONE RELATED TO SEMANTIC ANALYSIS</text:p>
            <text:p text:style-name="P8"/>
            <text:p text:style-name="P8">1. Common Sense</text:p>
            <text:p text:style-name="P1"><text:a xlink:type="simple" xlink:href="https://nlpprogress.com/english/common_sense.html" text:style-name="Internet_20_link" text:visited-style-name="Visited_20_Internet_20_Link"><text:span text:style-name="T9">https://nlpprogress.com/english/common_sense.html</text:span></text:a></text:p>
            <text:p text:style-name="P8"/>
            <text:p text:style-name="P8">2. Question <text:s/>Answering</text:p>
            <text:p text:style-name="P1"><text:a xlink:type="simple" xlink:href="https://nlpprogress.com/english/question_answering.html" text:style-name="Internet_20_link" text:visited-style-name="Visited_20_Internet_20_Link"><text:span text:style-name="T9">https://nlpprogress.com/english/question_answering.html</text:span></text:a></text:p>
            <text:p text:style-name="P8"/>
            <text:p text:style-name="P8">3. Semantic Parsing</text:p>
            <text:p text:style-name="P1"><text:a xlink:type="simple" xlink:href="https://nlpprogress.com/english/semantic_parsing.html" text:style-name="Internet_20_link" text:visited-style-name="Visited_20_Internet_20_Link"><text:span text:style-name="T9">https://nlpprogress.com/english/semantic_parsing.html</text:span></text:a></text:p>
            <text:p text:style-name="P8"/>
            <text:p text:style-name="P8">4. Semantic Role Labelling</text:p>
            <text:p text:style-name="P1"><text:a xlink:type="simple" xlink:href="https://nlpprogress.com/english/semantic_role_labeling.html" text:style-name="Internet_20_link" text:visited-style-name="Visited_20_Internet_20_Link"><text:span text:style-name="T9">https://nlpprogress.com/english/semantic_role_labeling.html</text:span></text:a></text:p>
            <text:p text:style-name="P8"/>
            <text:p text:style-name="P8">5. Paragraph summarization</text:p>
            <text:p text:style-name="P1"><text:a xlink:type="simple" xlink:href="https://nlpprogress.com/english/summarization.html" text:style-name="Internet_20_link" text:visited-style-name="Visited_20_Internet_20_Link"><text:span text:style-name="T9">https://nlpprogress.com/english/summarization.html</text:span></text:a></text:p>
            <text:p text:style-name="P8"/>
          </table:table-cell>
          <table:table-cell table:style-name="Table1.A1" office:value-type="string">
            <text:p text:style-name="P8">The links contains the various datasets also. We would also be able to find trained weights online like on github, so they can be used if we decide to adopt transfer learning.</text:p>
          </table:table-cell>
          <table:table-cell table:style-name="Table1.A1" office:value-type="string">
            <text:p text:style-name="P8"/>
          </table:table-cell>
          <table:table-cell table:style-name="Table1.A1" office:value-type="string">
            <text:p text:style-name="P8"/>
            <text:p text:style-name="P8"/>
            <text:p text:style-name="P8"/>
          </table:table-cell>
          <table:table-cell table:style-name="Table1.A1" office:value-type="string">
            <text:p text:style-name="P8"/>
          </table:table-cell>
          <table:table-cell table:style-name="Table1.A1" office:value-type="string">
            <text:p text:style-name="P8"/>
          </table:table-cell>
        </table:table-row>
        <table:table-row table:style-name="Table1.6">
          <table:table-cell table:style-name="Table1.A1" office:value-type="string">
            <text:p text:style-name="P6">In the nuclear domain, i could found almost no work which tried to apply semantic reasoning. <text:s/></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a lot of work has been done in regards to semantic analysis in the field of medical sciences.</text:p>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text:a xlink:type="simple" xlink:href="https://www.aaai.org/ocs/index.php/WS/AAAIW16/paper/viewPaper/12615" text:style-name="Internet_20_link" text:visited-style-name="Visited_20_Internet_20_Link"><text:span text:style-name="T6">https://www.aaai.org/ocs/index.php/WS/AAAIW16/paper/viewPaper/12615</text:span></text:a></text:p>
            <text:p text:style-name="P6"/>
            <text:p text:style-name="P1"><text:a xlink:type="simple" xlink:href="https://www.aclweb.org/anthology/P17-5001" text:style-name="Internet_20_link" text:visited-style-name="Visited_20_Internet_20_Link"><text:span text:style-name="T6">https://www.aclweb.org/a</text:span></text:a><text:soft-page-break/><text:a xlink:type="simple" xlink:href="https://www.aclweb.org/anthology/P17-5001" text:style-name="Internet_20_link" text:visited-style-name="Visited_20_Internet_20_Link"><text:span text:style-name="T6">nthology/P17-5001</text:span></text:a></text:p>
            <text:p text:style-name="P6"/>
            <text:p text:style-name="P1"><text:a xlink:type="simple" xlink:href="http://www.diagnosticpathology.eu/ojs-2.4.5/index.php/dpath/article/view/146" text:style-name="Internet_20_link" text:visited-style-name="Visited_20_Internet_20_Link"><text:span text:style-name="T6">http://www.diagnosticpathology.eu/ojs-2.4.5/index.php/dpath/article/view/146</text:span></text:a></text:p>
            <text:p text:style-name="P6"/>
            <text:p text:style-name="P6"/>
            <text:p text:style-name="P6"/>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 svg:font-family="'Liberation Sans'"/>
    <style:font-face style:name="Liberation Serif" svg:font-family="'Liberation Serif'"/>
    <style:font-face style:name="sans-serif" svg:font-family="sans-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30T07:16:40.462258290</dc:date>
    <meta:editing-duration>PT35S</meta:editing-duration>
    <meta:editing-cycles>1</meta:editing-cycles>
    <meta:document-statistic meta:table-count="1" meta:image-count="0" meta:object-count="0" meta:page-count="7" meta:paragraph-count="69" meta:word-count="551" meta:character-count="6161" meta:non-whitespace-character-count="5672"/>
    <meta:generator>LibreOffice/5.1.6.2$Linux_X86_64 LibreOffice_project/10m0$Build-2</meta:generator>
  </office:meta>
</office:document-meta>
</file>